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5990" officeooo:paragraph-rsid="000a5990"/>
    </style:style>
    <style:style style:name="P2" style:family="paragraph" style:parent-style-name="Standard">
      <style:paragraph-properties fo:line-height="200%"/>
      <style:text-properties officeooo:rsid="000a5990" officeooo:paragraph-rsid="000a5990"/>
    </style:style>
    <style:style style:name="P3" style:family="paragraph" style:parent-style-name="Standard">
      <style:text-properties officeooo:rsid="000adb57" officeooo:paragraph-rsid="000adb57"/>
    </style:style>
    <style:style style:name="P4" style:family="paragraph" style:parent-style-name="Standard">
      <style:paragraph-properties fo:line-height="200%"/>
      <style:text-properties officeooo:rsid="000adb57" officeooo:paragraph-rsid="000adb57"/>
    </style:style>
    <style:style style:name="P5" style:family="paragraph" style:parent-style-name="Standard">
      <style:text-properties officeooo:rsid="000dbe24" officeooo:paragraph-rsid="000dbe24"/>
    </style:style>
    <style:style style:name="P6" style:family="paragraph" style:parent-style-name="Standard">
      <style:paragraph-properties fo:line-height="200%"/>
      <style:text-properties officeooo:rsid="000dbe24" officeooo:paragraph-rsid="000dbe24"/>
    </style:style>
    <style:style style:name="P7" style:family="paragraph" style:parent-style-name="Standard">
      <style:text-properties fo:color="#6a9955" style:font-name="Droid Sans Mono" fo:font-size="11.3999996185303pt" fo:font-weight="normal" officeooo:rsid="000dbe24" officeooo:paragraph-rsid="000dbe24" fo:background-color="#1e1e1e"/>
    </style:style>
    <style:style style:name="P8" style:family="paragraph" style:parent-style-name="Standard">
      <style:paragraph-properties fo:line-height="200%"/>
      <style:text-properties officeooo:rsid="000c53d9" officeooo:paragraph-rsid="000c53d9"/>
    </style:style>
    <style:style style:name="P9" style:family="paragraph" style:parent-style-name="Standard">
      <style:paragraph-properties fo:line-height="200%"/>
      <style:text-properties officeooo:paragraph-rsid="000a5990"/>
    </style:style>
    <style:style style:name="P10" style:family="paragraph" style:parent-style-name="Standard">
      <style:text-properties fo:font-weight="bold" officeooo:rsid="000a5990" officeooo:paragraph-rsid="000a5990" style:font-weight-asian="bold" style:font-weight-complex="bold"/>
    </style:style>
    <style:style style:name="T1" style:family="text">
      <style:text-properties officeooo:rsid="000c53d9"/>
    </style:style>
    <style:style style:name="T2" style:family="text">
      <style:text-properties officeooo:rsid="000a599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0">VS CODE COMMAND SHORTCUTS </text:p>
      <text:p text:style-name="P1"/>
      <text:p text:style-name="P2">alt+up/down arrow <text:s text:c="5"/>-to move the line up or down</text:p>
      <text:p text:style-name="P2">ctrl+~ <text:s text:c="26"/>-to open the terminal </text:p>
      <text:p text:style-name="P2">ctrl+B <text:s text:c="25"/>-to fo to file </text:p>
      <text:p text:style-name="P9"><text:span text:style-name="T2">alt+shift+down/up <text:s text:c="6"/>-to </text:span><text:span text:style-name="T1">add the pointer of the line</text:span></text:p>
      <text:p text:style-name="P4">ctrl+shift+l <text:s text:c="17"/>-to select all the occurances of the (name)</text:p>
      <text:p text:style-name="P8">ctrl +L <text:s text:c="24"/>- to clear the terminal </text:p>
      <text:p text:style-name="P8">ctrl+alt + n <text:s text:c="17"/>- to open a new terminal </text:p>
      <text:p text:style-name="P6">ctrl+tab <text:s text:c="23"/>- to navigate the file in vs code </text:p>
      <text:p text:style-name="P7"/>
      <text:p text:style-name="P5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0T11:42:01.048995635</meta:creation-date>
    <dc:date>2022-04-05T12:19:45.207317277</dc:date>
    <meta:editing-duration>PT5H56M1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9" meta:word-count="65" meta:character-count="484" meta:non-whitespace-character-count="279"/>
  </office:meta>
</office:document-meta>
</file>